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3646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2.5626in"/>
    </style:style>
    <style:style style:name="co5" style:family="table-column">
      <style:table-column-properties fo:break-before="auto" style:column-width="0.678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>
            <text:p>start_mounta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/static/img/start_mountain.jpg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mountain</text:p>
          </table:table-cell>
          <table:table-cell office:value-type="float" office:value="2">
            <text:p>2</text:p>
          </table:table-cell>
          <table:table-cell/>
          <table:table-cell office:value-type="string">
            <text:p>/static/img/mountain.jpg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rms_up</text:p>
          </table:table-cell>
          <table:table-cell office:value-type="float" office:value="3">
            <text:p>3</text:p>
          </table:table-cell>
          <table:table-cell/>
          <table:table-cell office:value-type="string">
            <text:p>/static/img/arms_up.jpg</text:p>
          </table:table-cell>
          <table:table-cell office:value-type="string">
            <text:p>warm_up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forward_fold</text:p>
          </table:table-cell>
          <table:table-cell office:value-type="float" office:value="4">
            <text:p>4</text:p>
          </table:table-cell>
          <table:table-cell/>
          <table:table-cell office:value-type="string">
            <text:p>/static/img/forward_fold.jpg</text:p>
          </table:table-cell>
          <table:table-cell office:value-type="string">
            <text:p>warm_up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hold_forward_fold</text:p>
          </table:table-cell>
          <table:table-cell office:value-type="float" office:value="5">
            <text:p>5</text:p>
          </table:table-cell>
          <table:table-cell/>
          <table:table-cell office:value-type="string">
            <text:p>/static/img/hold_forward_fold.jpg</text:p>
          </table:table-cell>
          <table:table-cell office:value-type="string">
            <text:p>warm_up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hold_chair</text:p>
          </table:table-cell>
          <table:table-cell office:value-type="float" office:value="6">
            <text:p>6</text:p>
          </table:table-cell>
          <table:table-cell/>
          <table:table-cell office:value-type="string">
            <text:p>/static/img/hold_chair.jpg</text:p>
          </table:table-cell>
          <table:table-cell office:value-type="string">
            <text:p>warm_up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monkey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warm_up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unners_lunge</text:p>
          </table:table-cell>
          <table:table-cell office:value-type="float" office:value="8">
            <text:p>8</text:p>
          </table:table-cell>
          <table:table-cell/>
          <table:table-cell office:value-type="string">
            <text:p>/static/img/runners_lunge.jpg</text:p>
          </table:table-cell>
          <table:table-cell office:value-type="string">
            <text:p>warm_up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lank</text:p>
          </table:table-cell>
          <table:table-cell office:value-type="float" office:value="9">
            <text:p>9</text:p>
          </table:table-cell>
          <table:table-cell/>
          <table:table-cell office:value-type="string">
            <text:p>/static/img/plank.jpg</text:p>
          </table:table-cell>
          <table:table-cell office:value-type="string">
            <text:p>warm_up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hold_plank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/static/img/hold_plank.jpg</text:p>
          </table:table-cell>
          <table:table-cell office:value-type="string">
            <text:p>warm_up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down_dog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/static/img/down_dog.jpg</text:p>
          </table:table-cell>
          <table:table-cell office:value-type="string">
            <text:p>warm_up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hold_down_dog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/static/img/hold_down_dog.jpg</text:p>
          </table:table-cell>
          <table:table-cell office:value-type="string">
            <text:p>warm_up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obra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/static/img/cobra.jpg</text:p>
          </table:table-cell>
          <table:table-cell office:value-type="string">
            <text:p>warm_up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hilds_pose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string">
            <text:p>warm_up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seated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string">
            <text:p>warm_up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three_leg_down_dog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/static/img/three_legged_down_dog.jpg</text:p>
          </table:table-cell>
          <table:table-cell office:value-type="string">
            <text:p>warm_up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igh_lunge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/static/img/high_lunge.jpg</text:p>
          </table:table-cell>
          <table:table-cell office:value-type="string">
            <text:p>warrior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adangusth</text:p>
          </table:table-cell>
          <table:table-cell office:value-type="float" office:value="19">
            <text:p>19</text:p>
          </table:table-cell>
          <table:table-cell table:number-columns-repeated="2"/>
          <table:table-cell office:value-type="string">
            <text:p>warrior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padahast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string">
            <text:p>warrior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Warrior1</text:p>
          </table:table-cell>
          <table:table-cell office:value-type="float" office:value="21">
            <text:p>21</text:p>
          </table:table-cell>
          <table:table-cell office:value-type="string">
            <text:p>L</text:p>
          </table:table-cell>
          <table:table-cell office:value-type="string">
            <text:p>/static/img/warrior1.jpg</text:p>
          </table:table-cell>
          <table:table-cell office:value-type="string">
            <text:p>warrior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parsvottan</text:p>
          </table:table-cell>
          <table:table-cell office:value-type="float" office:value="22">
            <text:p>22</text:p>
          </table:table-cell>
          <table:table-cell office:value-type="string">
            <text:p>L</text:p>
          </table:table-cell>
          <table:table-cell/>
          <table:table-cell office:value-type="string">
            <text:p>warrior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Warrior2</text:p>
          </table:table-cell>
          <table:table-cell office:value-type="float" office:value="23">
            <text:p>23</text:p>
          </table:table-cell>
          <table:table-cell office:value-type="string">
            <text:p>L</text:p>
          </table:table-cell>
          <table:table-cell office:value-type="string">
            <text:p>/static/img/warrior2.jpg</text:p>
          </table:table-cell>
          <table:table-cell office:value-type="string">
            <text:p>warrior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Reverse_Warrior</text:p>
          </table:table-cell>
          <table:table-cell office:value-type="float" office:value="24">
            <text:p>24</text:p>
          </table:table-cell>
          <table:table-cell office:value-type="string">
            <text:p>L</text:p>
          </table:table-cell>
          <table:table-cell office:value-type="string">
            <text:p>/static/img/reverse_warrior.jpg</text:p>
          </table:table-cell>
          <table:table-cell office:value-type="string">
            <text:p>warrio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ide_angle</text:p>
          </table:table-cell>
          <table:table-cell office:value-type="float" office:value="25">
            <text:p>25</text:p>
          </table:table-cell>
          <table:table-cell office:value-type="string">
            <text:p>L</text:p>
          </table:table-cell>
          <table:table-cell office:value-type="string">
            <text:p>/static/img/side_angle.jpg</text:p>
          </table:table-cell>
          <table:table-cell office:value-type="string">
            <text:p>warrior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Inverted_side_angle</text:p>
          </table:table-cell>
          <table:table-cell office:value-type="float" office:value="26">
            <text:p>26</text:p>
          </table:table-cell>
          <table:table-cell office:value-type="string">
            <text:p>L</text:p>
          </table:table-cell>
          <table:table-cell/>
          <table:table-cell office:value-type="string">
            <text:p>warrio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Utthita_Pars</text:p>
          </table:table-cell>
          <table:table-cell office:value-type="float" office:value="27">
            <text:p>27</text:p>
          </table:table-cell>
          <table:table-cell office:value-type="string">
            <text:p>L</text:p>
          </table:table-cell>
          <table:table-cell office:value-type="string">
            <text:p>/static/img/utthita.jpg</text:p>
          </table:table-cell>
          <table:table-cell office:value-type="string">
            <text:p>warrior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parivrtta_Pars</text:p>
          </table:table-cell>
          <table:table-cell office:value-type="float" office:value="28">
            <text:p>28</text:p>
          </table:table-cell>
          <table:table-cell office:value-type="string">
            <text:p>L</text:p>
          </table:table-cell>
          <table:table-cell/>
          <table:table-cell office:value-type="string">
            <text:p>warrior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prasaritaA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warrior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prasaritaB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string">
            <text:p>warrior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prasaritaC</text:p>
          </table:table-cell>
          <table:table-cell office:value-type="float" office:value="31">
            <text:p>31</text:p>
          </table:table-cell>
          <table:table-cell table:number-columns-repeated="2"/>
          <table:table-cell office:value-type="string">
            <text:p>warrior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prasaritaD</text:p>
          </table:table-cell>
          <table:table-cell office:value-type="float" office:value="32">
            <text:p>32</text:p>
          </table:table-cell>
          <table:table-cell table:number-columns-repeated="2"/>
          <table:table-cell office:value-type="string">
            <text:p>warrior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low_plank</text:p>
          </table:table-cell>
          <table:table-cell office:value-type="float" office:value="34">
            <text:p>34</text:p>
          </table:table-cell>
          <table:table-cell/>
          <table:table-cell office:value-type="string">
            <text:p>/static/img/low_plank.jpg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up_dog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/static/img/up_dog.jpg</text:p>
          </table:table-cell>
          <table:table-cell/>
          <table:table-cell office:value-type="float" office:value="1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3-08-18T12:46:31</dc:date>
    <meta:editing-duration>PT20H12M</meta:editing-duration>
    <meta:editing-cycles>4</meta:editing-cycles>
    <meta:document-statistic meta:table-count="1" meta:cell-count="157" meta:object-count="0"/>
  </office:meta>
</office:document-meta>
</file>